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Basic/Standard/Main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7:20:45.384000000</meta:creation-date>
    <dc:date>2015-11-17T00:07:50.558000000</dc:date>
    <meta:editing-duration>PT50M17S</meta:editing-duration>
    <meta:editing-cycles>9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ainModule.xml><?xml version="1.0" encoding="utf-8"?>
<!DOCTYPE module  PUBLIC '-//OpenOffice.org//DTD OfficeDocument 1.0//EN'  'module.dtd'>
<script:module xmlns:script="http://openoffice.org/2000/script" script:name="MainModule" script:language="StarBasic">sub main(file as string)

	dim dispatcher, document, doc as object
	doc = StarDesktop.loadComponentFromURL(convertToURL(file), "_blank", 0, Array())
	document = doc.CurrentController.Frame
	dispatcher = createUnoService("com.sun.star.frame.DispatchHelper")

	dispatcher.executeDispatch(document, ".uno:SelectAll", "", 0, Array())
	dim args1(4) as new com.sun.star.beans.PropertyValue
	args1(0).Name = "CharFontName.StyleName"
	args1(0).Value = ""
	args1(1).Name = "CharFontName.Pitch"
	args1(1).Value = 2
	args1(2).Name = "CharFontName.CharSet"
	args1(2).Value = -1
	args1(3).Name = "CharFontName.Family"
	args1(3).Value = 5
	args1(4).Name = "CharFontName.FamilyName"
	args1(4).Value = "Arial"
	dispatcher.executeDispatch(document, ".uno:CharFontName", "", 0, args1())
	dim args2(2) as new com.sun.star.beans.PropertyValue
	args2(0).Name = "FontHeight.Height"
	args2(0).Value = 10
	args2(1).Name = "FontHeight.Prop"
	args2(1).Value = 100
	args2(2).Name = "FontHeight.Diff"
	args2(2).Value = 0
	dispatcher.executeDispatch(document, ".uno:FontHeight", "", 0, args2())

	dim ReplaceVal(1) As New com.sun.star.beans.PropertyValue
	dim vervanger as object
	vervanger = doc.createReplaceDescriptor
	vervanger.SearchRegularExpression = true
	vervanger.SearchStyles = true
	vervanger.SearchAll = true
	vervanger.SearchString = "\s([0-9]+)\s"
	vervanger.ReplaceString = " $1 "
	ReplaceVal(0).Name = "CharEscapement"
	ReplaceVal(0).Value = 101
	ReplaceVal(1).Name = "CharEscapementHeight"
	ReplaceVal(1).Value = 58
'	ReplaceVal(2).Name = "CharEscapement.Auto"
'	ReplaceVal(2).Value = true
	vervanger.SetReplaceAttributes(ReplaceVal())
	doc.ReplaceAll(vervanger)
	
	' ***Wezen en weduwencontrole overal afzetten en woordafbreking overal opzetten
	dispatcher.ExecuteDispatch(document, ".uno:SelectAll", "", 0, Array())
	dim wedwez(0) as new com.sun.star.beans.PropertyValue
	wedwez(0).Name = "Orphan"
	wedwez(0).Value = 0
	dispatcher.executeDispatch(document, ".uno:Orphan", "", 0, wedwez())
	wedwez(0).Name = "Widow"
	dispatcher.executeDispatch(document, ".uno:Widow", "", 0, wedwez())
	dim hyphen(3) as new com.sun.star.beans.PropertyValue
	hyphen(0).Name = "SetHyphenZone.Hyphen"
	hyphen(0).Value = true
	hyphen(1).Name = "SetHyphenZone.MinLead"
	hyphen(1).Value = 2
	hyphen(2).Name = "SetHyphenZone.MinTrail"
	hyphen(2).Value = 2
	hyphen(3).Name = "SetHyphenZone.MaxHyphens"
	hyphen(3).Value = 0
	dispatcher.ExecuteDispatch(document, ".uno:SetHyphenZone", "", 0, hyphen())
	dim applyattr(1) as new com.sun.star.beans.PropertyValue
	applyattr(0).Name = "AttributeParaModel.Auto"
	applyattr(0).Value = false
	applyattr(1).Name = "AttributeParaModel.Name"
	applyattr(1).Value = ""
	dispatcher.ExecuteDispatch(document, ".uno:AttributeParaModel", "", 0, applyattr())
	
	' ***Maak in de paginastijl "Standaard": landschap, afmetingen van A4, alle marges 0,5cm, 3 kolommen met 0,5cm onderlinge afstand
	pageStyles = doc.StyleFamilies.getByName("PageStyles")
	page = pageStyles.getByName("Standaard")
	page.islandscape = true
	page.width = 29700
	page.height = 21000
	page.leftmargin = 500
	page.rightmargin = 500
	page.topmargin = 500
	page.bottommargin = 500
	applycols = page.textcolumns
	applycols.setcolumncount(3)
	applycols.automaticdistance = 500
	page.textcolumns = applycols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